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1SoapPartImpl.is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PartImpl.is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PartImpl.setBody( boolean is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1SoapPartImpl.setHeader( boolean is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